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cm" fo:margin-right="0cm" fo:text-align="justify"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2574575297715227805" text:style-name="L1">
        <text:list-item>
          <text:p text:style-name="P155">Книги:</text:p>
        </text:list-item>
      </text:list>
      <text:list xml:id="list4753372478301439532" text:style-name="L2">
        <text:list-item>
          <text:p text:style-name="P156">«Великие грифоны прошлого» - из канона (5<text:span text:style-name="T12">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7">Природа Проклятий</text:span>» - обмен</text:p>
        </text:list-item>
        <text:list-item>
          <text:p text:style-name="P156"><text:span text:style-name="T67">«Магия для Чайников»</text:span> - обмен</text:p>
        </text:list-item>
        <text:list-item>
          <text:p text:style-name="P156"><text:span text:style-name="T67">«Энциклопедия Арканум»</text:span> - обмен</text:p>
        </text:list-item>
        <text:list-item>
          <text:p text:style-name="P156">«О Гейсах» - обмен</text:p>
        </text:list-item>
        <text:list-item>
          <text:p text:style-name="P156">«<text:span text:style-name="T67">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43294800667712498"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67">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1"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69">Дайсон.</text:span></text:p>
      <text:p text:style-name="P77"><text:span text:style-name="T8">– </text:span><text:span text:style-name="T69">Сколько тебе лет?</text:span></text:p>
      <text:p text:style-name="P77"><text:span text:style-name="T8">– </text:span><text:span text:style-name="T69">Два года с начала запуска кластера.</text:span></text:p>
      <text:p text:style-name="P77"><text:span text:style-name="T8">– </text:span><text:span text:style-name="T69">Какой сейчас год?</text:span></text:p>
      <text:p text:style-name="P77"><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4946474023330862581"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2"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откры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оинтересовал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text:p>
      <text:p text:style-name="P53">– И ТЫ </text:p>
      <text:p text:style-name="P53"/>
      <text:p text:style-name="P53"/>
      <text:p text:style-name="P53"/>
      <text:p text:style-name="P53"/>
      <text:p text:style-name="P53"/>
      <text:p text:style-name="P53">(Значит, меня заебали пони! Постоянно не дают спасть! От них даже на севере <text:s/>не спрячешься!)</text:p>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2">&lt;</text:span><text:span text:style-name="T1">Анон не успел увидеть подробности</text:span><text:span text:style-name="T32">&gt;</text:span></text:p>
      <text:p text:style-name="P43"/>
      <text:p text:style-name="P33"><text:soft-page-break/>&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text:soft-page-break/>–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1"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text:soft-page-break/>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oft-page-break/><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oft-page-break/><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oft-page-break/><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oft-page-break/><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text:soft-page-break/>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oft-page-break/><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oft-page-break/><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text:soft-page-break/>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text:soft-page-break/>–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text:soft-page-break/>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text:soft-page-break/>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text:soft-page-break/>–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text:soft-page-break/>–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3"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text:soft-page-break/>–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4"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4"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text:soft-page-break/>– Я не сержусь… На Дискорда трудно не злиться… Он так себя ведёт, потому что его это… эмм, 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text:soft-page-break/>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text:soft-page-break/></text:p>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7">Аликорница всполошилась и спрятала <text:span text:style-name="T1">пирожное</text:span> за спину.</text:p>
      <text:p text:style-name="P114">– Ах, это ты, Анон. Какое счастье! Ты снова с нами!</text:p>
      <text:p text:style-name="P114"><text:soft-page-break/>–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51" text:outline-level="2">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oft-page-break/><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text:soft-page-break/></text:p>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
      <text:p text:style-name="P134">…</text:p>
      <text:p text:style-name="P134"/>
      <text:p text:style-name="P13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text:soft-page-break/></text:p>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text:soft-page-break/>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42"/>
      <text:p text:style-name="P109"><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3">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text:soft-page-break/></text:p>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text:soft-page-break/>– Ты ещё увидишь пару-тройку снов на прощание. Это мой подарок тебе. Удачи!</text:p>
      <text:p text:style-name="P102"/>
      <text:p text:style-name="P103">***</text:p>
      <text:p text:style-name="P110">&lt;<text:span text:style-name="T87">Roger Waters — What God Wants</text:span>&gt;</text:p>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59">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0T00:09:31.05</dc:date>
    <meta:editing-duration>P127DT17H19M1S</meta:editing-duration>
    <meta:editing-cycles>7762</meta:editing-cycles>
    <meta:generator>OpenOffice/4.1.1$Win32 OpenOffice.org_project/411m6$Build-9775</meta:generator>
    <dc:creator>макс </dc:creator>
    <meta:document-statistic meta:table-count="0" meta:image-count="0" meta:object-count="0" meta:page-count="200" meta:paragraph-count="4304" meta:word-count="91740" meta:character-count="582918"/>
  </office:meta>
</office:document-meta>
</file>